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3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40.16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73.06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53.09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6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BBRF103-RC1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false"/>
    </style:style>
    <style:style style:name="ce3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BRF103-RC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Package</text:p>
          </table:table-cell>
          <table:table-cell table:style-name="ce27" office:value-type="string" calcext:value-type="string">
            <text:p>Parts</text:p>
          </table:table-cell>
          <table:table-cell table:style-name="ce27" office:value-type="string" calcext:value-type="string">
            <text:p>Mouser part. no. </text:p>
          </table:table-cell>
          <table:table-cell table:style-name="ce38" office:value-type="string" calcext:value-type="string">
            <text:p>Substitute</text:p>
          </table:table-cell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000uF/6,3V</text:p>
          </table:table-cell>
          <table:table-cell table:style-name="ce28" office:value-type="string" calcext:value-type="string">
            <text:p>C EL RM 5mm</text:p>
          </table:table-cell>
          <table:table-cell table:style-name="ce28" office:value-type="string" calcext:value-type="string">
            <text:p>C33, C62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100R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23, R26, R27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00k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8, R10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2"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100n</text:p>
          </table:table-cell>
          <table:table-cell table:style-name="ce28" office:value-type="string" calcext:value-type="string">
            <text:p>C0603K</text:p>
          </table:table-cell>
          <table:table-cell table:style-name="ce29" office:value-type="string" calcext:value-type="string">
            <text:p>C2, C3, C5, C7, C9, C14, C21, C25, C27, C28, C29, C32, C35, C36, C40, C47, C48, C49, C50, C51, C52, C54, C56, C59, C60, C63, C64, C70, C72</text:p>
          </table:table-cell>
          <table:table-cell table:style-name="ce33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00uH</text:p>
          </table:table-cell>
          <table:table-cell table:style-name="ce28" office:value-type="string" calcext:value-type="string">
            <text:p>L2012 (0805) </text:p>
          </table:table-cell>
          <table:table-cell table:style-name="ce28" office:value-type="string" calcext:value-type="string">
            <text:p>L9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R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6, R7, R9, R17, R24, R42, R43, R44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10k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31, R41, R47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0n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65, C68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0p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12, C55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0u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8</text:p>
          </table:table-cell>
          <table:table-cell table:style-name="ce30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0u</text:p>
          </table:table-cell>
          <table:table-cell table:style-name="ce28" office:value-type="string" calcext:value-type="string">
            <text:p>C0805K</text:p>
          </table:table-cell>
          <table:table-cell table:style-name="ce28" office:value-type="string" calcext:value-type="string">
            <text:p>C4, C58, C61, C71, C1</text:p>
          </table:table-cell>
          <table:table-cell table:style-name="ce36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50R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48, R49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50nH</text:p>
          </table:table-cell>
          <table:table-cell table:style-name="ce28" office:value-type="string" calcext:value-type="string">
            <text:p>L2012 (0805) </text:p>
          </table:table-cell>
          <table:table-cell table:style-name="ce28" office:value-type="string" calcext:value-type="string">
            <text:p>L3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50nH</text:p>
          </table:table-cell>
          <table:table-cell table:style-name="ce28" office:value-type="string" calcext:value-type="string">
            <text:p>L0603</text:p>
          </table:table-cell>
          <table:table-cell table:style-name="ce28" office:value-type="string" calcext:value-type="string">
            <text:p>L5, L6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50p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15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80R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21, R22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80nH</text:p>
          </table:table-cell>
          <table:table-cell table:style-name="ce28" office:value-type="string" calcext:value-type="string">
            <text:p>L2012 (0805) </text:p>
          </table:table-cell>
          <table:table-cell table:style-name="ce28" office:value-type="string" calcext:value-type="string">
            <text:p>L2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80nH</text:p>
          </table:table-cell>
          <table:table-cell table:style-name="ce28" office:value-type="string" calcext:value-type="string">
            <text:p>L0603</text:p>
          </table:table-cell>
          <table:table-cell table:style-name="ce28" office:value-type="string" calcext:value-type="string">
            <text:p>L11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80p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16, C18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M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40, R50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k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2, R3, R4, R5, R38, R45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k2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1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k8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30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n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38, C53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u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26, C57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00p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17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220R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25, R32, R33, R34, R35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220nH</text:p>
          </table:table-cell>
          <table:table-cell table:style-name="ce28" office:value-type="string" calcext:value-type="string">
            <text:p>L2012 (0805) </text:p>
          </table:table-cell>
          <table:table-cell table:style-name="ce28" office:value-type="string" calcext:value-type="string">
            <text:p>L4, L8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47R 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16</text:p>
          </table:table-cell>
          <table:table-cell table:style-name="ce35"/>
          <table:table-cell table:style-name="ce39" office:value-type="string" calcext:value-type="string">
            <text:p>*220R for 19dB PI Attenuator </text:p>
          </table:table-cell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2k2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39, R46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k7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29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330p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30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39R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51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39p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39, C42, C43, C45, C46, C44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47p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10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4n7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6, C23, C24, C34, C69, C73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50R (49R9)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11</text:p>
          </table:table-cell>
          <table:table-cell table:style-name="ce35"/>
          <table:table-cell table:style-name="ce39" office:value-type="string" calcext:value-type="string">
            <text:p>2x100R parallel</text:p>
          </table:table-cell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5R (4R99)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18, R20</text:p>
          </table:table-cell>
          <table:table-cell table:style-name="ce35"/>
          <table:table-cell table:style-name="ce39" office:value-type="string" calcext:value-type="string">
            <text:p>2x10R parallel</text:p>
          </table:table-cell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61R 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15, R19</text:p>
          </table:table-cell>
          <table:table-cell table:style-name="ce35"/>
          <table:table-cell table:style-name="ce39" office:value-type="string" calcext:value-type="string">
            <text:p>*62R for 19dB PI attenuator</text:p>
          </table:table-cell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68p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11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6n8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31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75R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13</text:p>
          </table:table-cell>
          <table:table-cell table:style-name="ce35"/>
          <table:table-cell table:style-name="ce39" office:value-type="string" calcext:value-type="string">
            <text:p>**68R for 9.65dB PI attenuator</text:p>
          </table:table-cell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8nH2</text:p>
          </table:table-cell>
          <table:table-cell table:style-name="ce28" office:value-type="string" calcext:value-type="string">
            <text:p>L0603</text:p>
          </table:table-cell>
          <table:table-cell table:style-name="ce28" office:value-type="string" calcext:value-type="string">
            <text:p>L7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8p2</text:p>
          </table:table-cell>
          <table:table-cell table:style-name="ce28" office:value-type="string" calcext:value-type="string">
            <text:p>C0603K</text:p>
          </table:table-cell>
          <table:table-cell table:style-name="ce28" office:value-type="string" calcext:value-type="string">
            <text:p>C13, C19, C20, C22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96R </text:p>
          </table:table-cell>
          <table:table-cell table:style-name="ce28" office:value-type="string" calcext:value-type="string">
            <text:p>R0603</text:p>
          </table:table-cell>
          <table:table-cell table:style-name="ce28" office:value-type="string" calcext:value-type="string">
            <text:p>R12, R14</text:p>
          </table:table-cell>
          <table:table-cell table:style-name="ce35"/>
          <table:table-cell table:style-name="ce39" office:value-type="string" calcext:value-type="string">
            <text:p>**100R for 9.65dB PI attenuator</text:p>
          </table:table-cell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rystal 27MHz</text:p>
          </table:table-cell>
          <table:table-cell table:style-name="ce28" office:value-type="string" calcext:value-type="string">
            <text:p>NX3225 (3,2x2,5mm)</text:p>
          </table:table-cell>
          <table:table-cell table:style-name="ce28" office:value-type="string" calcext:value-type="string">
            <text:p>Y1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2N3904 (BC817-25)</text:p>
          </table:table-cell>
          <table:table-cell table:style-name="ce28" office:value-type="string" calcext:value-type="string">
            <text:p>SOT23</text:p>
          </table:table-cell>
          <table:table-cell table:style-name="ce28" office:value-type="string" calcext:value-type="string">
            <text:p>Q3, Q5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2N3906 (BC807-25)</text:p>
          </table:table-cell>
          <table:table-cell table:style-name="ce28" office:value-type="string" calcext:value-type="string">
            <text:p>SOT23</text:p>
          </table:table-cell>
          <table:table-cell table:style-name="ce28" office:value-type="string" calcext:value-type="string">
            <text:p>Q2, Q4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KP-2012CGCK</text:p>
          </table:table-cell>
          <table:table-cell table:style-name="ce28" office:value-type="string" calcext:value-type="string">
            <text:p>CHIP LED 0805</text:p>
          </table:table-cell>
          <table:table-cell table:style-name="ce28" office:value-type="string" calcext:value-type="string">
            <text:p>DL1, DL2, DL3, DL4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74CBTLV3253</text:p>
          </table:table-cell>
          <table:table-cell table:style-name="ce28" office:value-type="string" calcext:value-type="string">
            <text:p>TSSOP16</text:p>
          </table:table-cell>
          <table:table-cell table:style-name="ce28" office:value-type="string" calcext:value-type="string">
            <text:p>U2</text:p>
          </table:table-cell>
          <table:table-cell table:style-name="ce35" office:value-type="string" calcext:value-type="string">
            <text:p><text:a xlink:href="https://cz.mouser.com/ProductDetail/Texas-Instruments/SN74CBTLV3253PWR?qs=sGAEpiMZZMtxrAS98ir%252bsyyzhQKXP6BbbVryB8gw4L8%3D" xlink:type="simple">595-SN74CBTLV3253PWR</text:a>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P7361-33E-13</text:p>
          </table:table-cell>
          <table:table-cell table:style-name="ce28" office:value-type="string" calcext:value-type="string">
            <text:p>SOT223</text:p>
          </table:table-cell>
          <table:table-cell table:style-name="ce28" office:value-type="string" calcext:value-type="string">
            <text:p>U1, U4</text:p>
          </table:table-cell>
          <table:table-cell table:style-name="ce30" office:value-type="string" calcext:value-type="string">
            <text:p><text:a xlink:href="https://cz.mouser.com/ProductDetail/Diodes-Incorporated/AP7361-33E-13?qs=%2Fha2pyFadugvTLtMbpNAWHchwGFVkOD%2FDArgPCRoc4X92LK%252bmK%252bTUw%3D%3D" xlink:type="simple">621-AP7361-33E-13</text:a>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BAV99</text:p>
          </table:table-cell>
          <table:table-cell table:style-name="ce28" office:value-type="string" calcext:value-type="string">
            <text:p>SOT23</text:p>
          </table:table-cell>
          <table:table-cell table:style-name="ce28" office:value-type="string" calcext:value-type="string">
            <text:p>DD1, DD2, DD3, DD4</text:p>
          </table:table-cell>
          <table:table-cell table:style-name="ce35" office:value-type="string" calcext:value-type="string">
            <text:p><text:a xlink:href="https://cz.mouser.com/ProductDetail/ON-Semiconductor/SBAV99LT1G?qs=sGAEpiMZZMtoHjESLttvkqlxnmRKaa0yIH7vWfCufC4%3D" xlink:type="simple">863-SBAV99LT1G</text:a>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HEADER straight 1x8</text:p>
          </table:table-cell>
          <table:table-cell table:style-name="ce28" office:value-type="string" calcext:value-type="string">
            <text:p>1x8 RM2,54mm</text:p>
          </table:table-cell>
          <table:table-cell table:style-name="ce28" office:value-type="string" calcext:value-type="string">
            <text:p>P7</text:p>
          </table:table-cell>
          <table:table-cell table:style-name="ce37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HEADER straight 20x2</text:p>
          </table:table-cell>
          <table:table-cell table:style-name="ce28" office:value-type="string" calcext:value-type="string">
            <text:p>2x20 RM 2,54mm</text:p>
          </table:table-cell>
          <table:table-cell table:style-name="ce28" office:value-type="string" calcext:value-type="string">
            <text:p>P1, P2</text:p>
          </table:table-cell>
          <table:table-cell table:style-name="ce35"/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LTC2217</text:p>
          </table:table-cell>
          <table:table-cell table:style-name="ce28" office:value-type="string" calcext:value-type="string">
            <text:p>QFN64-9X9</text:p>
          </table:table-cell>
          <table:table-cell table:style-name="ce28" office:value-type="string" calcext:value-type="string">
            <text:p>U3</text:p>
          </table:table-cell>
          <table:table-cell table:style-name="ce30" office:value-type="string" calcext:value-type="string">
            <text:p><text:a xlink:href="https://cz.mouser.com/ProductDetail/Analog-Devices/LTC2217CUPPBF?qs=%2Fha2pyFadui2BEB58XHXD7k%2FhtaG%2FiSuOTAMoXo4vT9ZBIiXLQ0fbBStUtWT18%2Fq" xlink:type="simple">584-LTC2217CUP</text:a>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MZ2012S601ATD25</text:p>
          </table:table-cell>
          <table:table-cell table:style-name="ce28" office:value-type="string" calcext:value-type="string">
            <text:p>L2012 (0805)</text:p>
          </table:table-cell>
          <table:table-cell table:style-name="ce28" office:value-type="string" calcext:value-type="string">
            <text:p>FL1, FL2, FL3, <text:s/>FL4</text:p>
          </table:table-cell>
          <table:table-cell table:style-name="ce30" office:value-type="string" calcext:value-type="string">
            <text:p><text:a xlink:href="https://cz.mouser.com/ProductDetail/TDK/MMZ2012S601ATD25?qs=%2Fha2pyFadugOPT5Ox6eSBTb6%2FVbQkafAl77mnN75UgWL%2F8fUA%2F4yz742Hxw0c1xb" xlink:type="simple">810-MMZ2012S601ATD25</text:a>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I2301</text:p>
          </table:table-cell>
          <table:table-cell table:style-name="ce28" office:value-type="string" calcext:value-type="string">
            <text:p>SOT23</text:p>
          </table:table-cell>
          <table:table-cell table:style-name="ce28" office:value-type="string" calcext:value-type="string">
            <text:p>Q1, Q6</text:p>
          </table:table-cell>
          <table:table-cell table:style-name="ce35" office:value-type="string" calcext:value-type="string">
            <text:p><text:a xlink:href="https://cz.mouser.com/ProductDetail/Vishay-Siliconix/SI2301CDS-T1-GE3?qs=sGAEpiMZZMshyDBzk1%2FWi2gdS6vwOt7UPV%2FvpGHfLXE%3D" xlink:type="simple">781-SI2301CDS-T1-GE3</text:a>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SI5351</text:p>
          </table:table-cell>
          <table:table-cell table:style-name="ce28" office:value-type="string" calcext:value-type="string">
            <text:p>MSOP10</text:p>
          </table:table-cell>
          <table:table-cell table:style-name="ce28" office:value-type="string" calcext:value-type="string">
            <text:p>U6</text:p>
          </table:table-cell>
          <table:table-cell table:style-name="ce35" office:value-type="string" calcext:value-type="string">
            <text:p><text:a xlink:href="https://cz.mouser.com/ProductDetail/Silicon-Labs/SI5351A-B-GT?qs=sGAEpiMZZMvo8iywG0hSDVwns1Z2S9pYBmYBbBX8WBc%3D" xlink:type="simple">634-SI5351A-B-GT</text:a>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Coilcraft WBC4-1TLB</text:p>
          </table:table-cell>
          <table:table-cell table:style-name="ce28" office:value-type="string" calcext:value-type="string">
            <text:p>WBC4-1TLB</text:p>
          </table:table-cell>
          <table:table-cell table:style-name="ce28" office:value-type="string" calcext:value-type="string">
            <text:p>T1, T2, T3</text:p>
          </table:table-cell>
          <table:table-cell table:style-name="ce35" office:value-type="string" calcext:value-type="string">
            <text:p><text:a xlink:href="https://cz.mouser.com/ProductDetail/Coilcraft/WBC4-1TLB?qs=sGAEpiMZZMv0IfuNuy2LUfGhYNbYTVsTPsSW1iYahGg%3D" xlink:type="simple">994-WBC4-1TLB</text:a></text:p>
          </table:table-cell>
          <table:table-cell table:style-name="ce39" office:value-type="string" calcext:value-type="string">
            <text:p>WBC4-6TLB</text:p>
          </table:table-cell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MA-F</text:p>
          </table:table-cell>
          <table:table-cell table:style-name="ce28" office:value-type="string" calcext:value-type="string">
            <text:p>SMA edge PCB 1,6mm</text:p>
          </table:table-cell>
          <table:table-cell table:style-name="ce28" office:value-type="string" calcext:value-type="string">
            <text:p>J1, J2</text:p>
          </table:table-cell>
          <table:table-cell table:style-name="ce32" office:value-type="string" calcext:value-type="string">
            <text:p><text:a xlink:href="https://www.aliexpress.com/item/10Pcs-SMA-Female-Jack-Connector-For-1-6mm-Solder-Edge-PCB-Straight-Mount-Gold-plated-RF/32847511595.html?spm=a2g0s.9042311.0.0.679b4c4dInVxaD" xlink:type="simple">Aliexpress.com</text:a>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R820T2</text:p>
          </table:table-cell>
          <table:table-cell table:style-name="ce39" office:value-type="string" calcext:value-type="string">
            <text:p>QFN24</text:p>
          </table:table-cell>
          <table:table-cell table:style-name="ce39" office:value-type="string" calcext:value-type="string">
            <text:p>U5</text:p>
          </table:table-cell>
          <table:table-cell table:style-name="ce32" office:value-type="string" calcext:value-type="string">
            <text:p><text:a xlink:href="https://www.aliexpress.com/item/Free-shipping-10PCS-original-authentic-R820T2-820T2-ATSC-FM-IC-QFN/32809621078.html?spm=2114.search0104.3.9.7bc784cbq6XqLR&amp;ws_ab_test=searchweb0_0,searchweb201602_3_10152_10151_10065_10068_10344_10342_10343_10340_10341_1069" xlink:type="simple">Aliexpress.com</text:a></text:p>
          </table:table-cell>
          <table:table-cell table:style-name="ce39"/>
          <table:table-cell table:number-columns-repeated="1017"/>
        </table:table-row>
        <table:table-row table:style-name="ro1" table:number-rows-repeated="936">
          <table:table-cell table:number-columns-repeated="1023"/>
        </table:table-row>
        <table:table-row table:style-name="ro3" table:number-rows-repeated="1047574">
          <table:table-cell table:number-columns-repeated="1023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3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.00.0000</text:date>, <text:time style:data-style-name="N2" text:time-value="15:24:50.207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BBRF103-RC1" style:display-name="PageStyle_BBRF103-RC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5:26:29.723000000</dc:date>
    <meta:editing-duration>PT57M50S</meta:editing-duration>
    <meta:editing-cycles>9</meta:editing-cycles>
    <meta:generator>LibreOffice/6.1.0.3$Windows_X86_64 LibreOffice_project/efb621ed25068d70781dc026f7e9c5187a4decd1</meta:generator>
    <meta:document-statistic meta:table-count="1" meta:cell-count="267" meta:object-count="0"/>
  </office:meta>
</office:document-meta>
</file>